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;5F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/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3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7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3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;176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177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SW23;SW22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8:32:36.576050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4-23T18:58:03.644782032</dc:date>
    <meta:editing-cycles>28</meta:editing-cycles>
    <meta:editing-duration>PT28M36S</meta:editing-duration>
    <meta:document-statistic meta:table-count="1" meta:cell-count="1737" meta:object-count="0"/>
    <meta:user-defined meta:name="WorkbookGuid">aaff3ff4-8355-4ae5-9d96-f9758044a40b</meta:user-defined>
  </office:meta>
</office:document-meta>
</file>